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2.178in"/>
    </style:style>
    <style:style style:name="co2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09in" svg:height="0.6878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 office:value-type="string">
            <text:p>Finish display/control interface</text:p>
          </table:table-cell>
          <table:table-cell office:value-type="string">
            <text:p>NH</text:p>
          </table:table-cell>
          <table:table-cell office:value-type="date" office:date-value="2009-04-09">
            <text:p>2009-04-09</text:p>
          </table:table-cell>
          <table:table-cell office:value-type="date" office:date-value="2009-04-16">
            <text:p>2009-04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 office:value-type="string">
            <text:p>Write PC software subsystem description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 office:value-type="string">
            <text:p>Write Executive Summary of Design report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05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3">
            <text:p>3.00</text:p>
          </table:table-cell>
          <table:table-cell table:style-name="ce34" table:formula="of:=SUM([.E9:.T9])" office:value-type="float" office:value="59">
            <text:p>59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style-name="ce28" office:value-type="float" office:value="3">
            <text:p>3.00</text:p>
          </table:table-cell>
          <table:table-cell table:style-name="ce28" office:value-type="float" office:value="5">
            <text:p>5.00</text:p>
          </table:table-cell>
          <table:table-cell office:value-type="float" office:value="2">
            <text:p>2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0">
            <text:p>0.00</text:p>
          </table:table-cell>
          <table:table-cell table:style-name="ce34" table:formula="of:=SUM([.E10:.T10])" office:value-type="float" office:value="51">
            <text:p>51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5" office:value-type="float" office:value="0">
            <text:p>0.00</text:p>
          </table:table-cell>
          <table:table-cell office:value-type="float" office:value="5">
            <text:p>5.00</text:p>
          </table:table-cell>
          <table:table-cell table:number-columns-repeated="2" office:value-type="float" office:value="10">
            <text:p>10.00</text:p>
          </table:table-cell>
          <table:table-cell office:value-type="float" office:value="1">
            <text:p>1.00</text:p>
          </table:table-cell>
          <table:table-cell table:style-name="ce34" table:formula="of:=SUM([.E11:.T11])" office:value-type="float" office:value="62">
            <text:p>62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table:style-name="ce29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0">
            <text:p>0.00</text:p>
          </table:table-cell>
          <table:table-cell office:value-type="float" office:value="3">
            <text:p>3.00</text:p>
          </table:table-cell>
          <table:table-cell office:value-type="float" office:value="7">
            <text:p>7.00</text:p>
          </table:table-cell>
          <table:table-cell office:value-type="float" office:value="8">
            <text:p>8.00</text:p>
          </table:table-cell>
          <table:table-cell office:value-type="float" office:value="20">
            <text:p>20.00</text:p>
          </table:table-cell>
          <table:table-cell office:value-type="float" office:value="4">
            <text:p>4.00</text:p>
          </table:table-cell>
          <table:table-cell office:value-type="float" office:value="0">
            <text:p>0.00</text:p>
          </table:table-cell>
          <table:table-cell table:style-name="ce34" table:formula="of:=SUM([.E13:.T13])" office:value-type="float" office:value="63">
            <text:p>63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office:value-type="date" office:date-value="2009-04-16">
            <text:p>2009-04-16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15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default-cell-style-name="ce11"/>
        <table:table-column table:style-name="co27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23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8843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Complete – W3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 table:formula="of:=[.A22]+1" office:value-type="float" office:value="2">
            <text:p>2</text:p>
          </table:table-cell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Complete – W09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 table:formula="of:=[.A23]+1" office:value-type="float" office:value="3">
            <text:p>3</text:p>
          </table:table-cell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Complete – W10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 table:formula="of:=[.A24]+1" office:value-type="float" office:value="4">
            <text:p>4</text:p>
          </table:table-cell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 table:formula="of:=[.A25]+1" office:value-type="float" office:value="5">
            <text:p>5</text:p>
          </table:table-cell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 office:value-type="string">
            <text:p>Partial</text:p>
          </table:table-cell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 table:formula="of:=[.A26]+1" office:value-type="float" office:value="6">
            <text:p>6</text:p>
          </table:table-cell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 office:value-type="string">
            <text:p>Partial</text:p>
          </table:table-cell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table:formula="of:=[.A27]+1" office:value-type="float" office:value="7">
            <text:p>7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 office:value-type="string">
            <text:p>Complete – W14</text:p>
          </table:table-cell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8">
            <text:p>8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 office:value-type="string">
            <text:p>Partial</text:p>
          </table:table-cell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9">
            <text:p>9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 office:value-type="string">
            <text:p>Complete – W14</text:p>
          </table:table-cell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10">
            <text:p>10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 office:value-type="string">
            <text:p>Complete – W15</text:p>
          </table:table-cell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11">
            <text:p>11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12">
            <text:p>12</text:p>
          </table:table-cell>
          <table:table-cell office:value-type="string">
            <text:p>Oral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8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9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03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table:formula="of:=[.A11]+1"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table:formula="of:=[.A12]+1"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table:formula="of:=[.A13]+1"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4]+1" office:value-type="float" office:value="12">
            <text:p>12</text:p>
          </table:table-cell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5]+1" office:value-type="float" office:value="13">
            <text:p>13</text:p>
          </table:table-cell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6]+1" office:value-type="float" office:value="14">
            <text:p>14</text:p>
          </table:table-cell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 table:formula="of:=[.A17]+1" office:value-type="float" office:value="15">
            <text:p>15</text:p>
          </table:table-cell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 table:formula="of:=[.A18]+1" office:value-type="float" office:value="16">
            <text:p>16</text:p>
          </table:table-cell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9]+1" office:value-type="float" office:value="17">
            <text:p>17</text:p>
          </table:table-cell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20]+1" office:value-type="float" office:value="18">
            <text:p>18</text:p>
          </table:table-cell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 table:formula="of:=[.A21]+1" office:value-type="float" office:value="19">
            <text:p>19</text:p>
          </table:table-cell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 table:formula="of:=[.A22]+1" office:value-type="float" office:value="20">
            <text:p>20</text:p>
          </table:table-cell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 table:formula="of:=[.A23]+1" office:value-type="float" office:value="21">
            <text:p>21</text:p>
          </table:table-cell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 table:formula="of:=[.A24]+1" office:value-type="float" office:value="22">
            <text:p>22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5]+1" office:value-type="float" office:value="23">
            <text:p>23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6]+1" office:value-type="float" office:value="24">
            <text:p>24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 table:formula="of:=[.A27]+1" office:value-type="float" office:value="25">
            <text:p>25</text:p>
          </table:table-cell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3">
          <table:table-cell table:formula="of:=[.A28]+1" office:value-type="float" office:value="26">
            <text:p>26</text:p>
          </table:table-cell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9">04/29/2009</text:date>, <text:time>20:0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29T20:03:41.75</dc:date>
    <meta:editing-duration>PT23H48M27S</meta:editing-duration>
    <meta:editing-cycles>222</meta:editing-cycles>
    <meta:printed-by>Joseph Lenox</meta:printed-by>
    <meta:print-date>2008-11-05T17:55:14.48</meta:print-date>
    <dc:creator>Joseph Lenox</dc:creator>
    <meta:document-statistic meta:table-count="6" meta:cell-count="17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567cm" svg:height="6.988cm" chart:class="chart:scatter" chart:style-name="ch1">
        <chart:legend chart:legend-position="end" svg:x="20.776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49cm" svg:y="0.139cm" svg:width="19.876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2">
                <text:p>398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9">
                <text:p>398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906">
                <text:p>39906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913">
                <text:p>39913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